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EF0000018A5D3C9FDB6DE6EF3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a6dc8" officeooo:paragraph-rsid="002a6dc8"/>
    </style:style>
    <style:style style:name="P19" style:family="paragraph" style:parent-style-name="Text_20_body">
      <style:text-properties officeooo:rsid="002b2895" officeooo:paragraph-rsid="002b2895"/>
    </style:style>
    <style:style style:name="P20" style:family="paragraph" style:parent-style-name="Text_20_body">
      <style:text-properties officeooo:rsid="002c378e" officeooo:paragraph-rsid="002c378e"/>
    </style:style>
    <style:style style:name="P21" style:family="paragraph" style:parent-style-name="Text_20_body">
      <style:text-properties officeooo:rsid="002d2eb2" officeooo:paragraph-rsid="002d2eb2"/>
    </style:style>
    <style:style style:name="P22" style:family="paragraph" style:parent-style-name="Text_20_body">
      <style:text-properties officeooo:rsid="002f295c" officeooo:paragraph-rsid="002f295c"/>
    </style:style>
    <style:style style:name="P23" style:family="paragraph" style:parent-style-name="Text_20_body">
      <style:text-properties officeooo:rsid="00304a4d" officeooo:paragraph-rsid="00304a4d"/>
    </style:style>
    <style:style style:name="P24" style:family="paragraph" style:parent-style-name="Text_20_body">
      <style:text-properties officeooo:rsid="00307a84"/>
    </style:style>
    <style:style style:name="P25" style:family="paragraph" style:parent-style-name="Text_20_body">
      <style:text-properties officeooo:rsid="00307a84" officeooo:paragraph-rsid="00307a84"/>
    </style:style>
    <style:style style:name="P2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2" style:family="paragraph" style:parent-style-name="Text_20_body">
      <style:text-properties officeooo:rsid="003678a4" officeooo:paragraph-rsid="003678a4"/>
    </style:style>
    <style:style style:name="P33" style:family="paragraph" style:parent-style-name="Text_20_body">
      <style:text-properties officeooo:rsid="003846aa" officeooo:paragraph-rsid="003846aa"/>
    </style:style>
    <style:style style:name="P34" style:family="paragraph" style:parent-style-name="Text_20_body">
      <style:text-properties officeooo:rsid="003968cc" officeooo:paragraph-rsid="003968cc"/>
    </style:style>
    <style:style style:name="P35" style:family="paragraph" style:parent-style-name="Text_20_body">
      <style:text-properties officeooo:rsid="003968cc" officeooo:paragraph-rsid="003b9ae9"/>
    </style:style>
    <style:style style:name="P36" style:family="paragraph" style:parent-style-name="Text_20_body">
      <style:text-properties officeooo:rsid="003b64c0" officeooo:paragraph-rsid="003b64c0"/>
    </style:style>
    <style:style style:name="P37" style:family="paragraph" style:parent-style-name="Text_20_body">
      <style:text-properties officeooo:rsid="003b64c0" officeooo:paragraph-rsid="003b9ae9"/>
    </style:style>
    <style:style style:name="P38" style:family="paragraph" style:parent-style-name="Text_20_body">
      <style:text-properties officeooo:rsid="003b9ae9" officeooo:paragraph-rsid="003b9ae9"/>
    </style:style>
    <style:style style:name="P39" style:family="paragraph" style:parent-style-name="Text_20_body">
      <style:text-properties officeooo:rsid="003bcb5d" officeooo:paragraph-rsid="003bcb5d"/>
    </style:style>
    <style:style style:name="P40" style:family="paragraph" style:parent-style-name="Text_20_body">
      <style:text-properties officeooo:rsid="003c2f94" officeooo:paragraph-rsid="003c2f94"/>
    </style:style>
    <style:style style:name="P41" style:family="paragraph" style:parent-style-name="Text_20_body">
      <style:text-properties officeooo:rsid="00489bbd" officeooo:paragraph-rsid="00489bbd"/>
    </style:style>
    <style:style style:name="P42" style:family="paragraph" style:parent-style-name="Text_20_body">
      <style:text-properties officeooo:rsid="0049d6cf" officeooo:paragraph-rsid="004b87a2"/>
    </style:style>
    <style:style style:name="P43" style:family="paragraph" style:parent-style-name="Text_20_body">
      <style:text-properties officeooo:rsid="004b87a2" officeooo:paragraph-rsid="004b87a2"/>
    </style:style>
    <style:style style:name="P44" style:family="paragraph" style:parent-style-name="Text_20_body">
      <style:text-properties officeooo:rsid="004d1c54" officeooo:paragraph-rsid="004d1c54"/>
    </style:style>
    <style:style style:name="P45" style:family="paragraph" style:parent-style-name="Text_20_body">
      <style:text-properties officeooo:rsid="004e593b" officeooo:paragraph-rsid="004e593b"/>
    </style:style>
    <style:style style:name="P46" style:family="paragraph" style:parent-style-name="Text_20_body">
      <style:text-properties officeooo:rsid="004f3b13" officeooo:paragraph-rsid="004f3b13"/>
    </style:style>
    <style:style style:name="P47" style:family="paragraph" style:parent-style-name="Text_20_body">
      <style:text-properties officeooo:rsid="0050c80a" officeooo:paragraph-rsid="0050c80a"/>
    </style:style>
    <style:style style:name="P48" style:family="paragraph" style:parent-style-name="Title">
      <style:text-properties fo:font-size="40pt" officeooo:rsid="0015b6d6" officeooo:paragraph-rsid="0015b6d6" style:font-size-asian="28pt" style:font-size-complex="28pt"/>
    </style:style>
    <style:style style:name="P49" style:family="paragraph" style:parent-style-name="Title">
      <style:text-properties style:font-name="Verdana"/>
    </style:style>
    <style:style style:name="P50" style:family="paragraph" style:parent-style-name="Subtitle">
      <style:text-properties style:font-name="Verdana"/>
    </style:style>
    <style:style style:name="P51"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52" style:family="paragraph" style:parent-style-name="Subtitle">
      <style:text-properties officeooo:paragraph-rsid="001be8e0"/>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Text_20_body" style:list-style-name="L1">
      <style:text-properties officeooo:rsid="003b9ae9" officeooo:paragraph-rsid="003b9ae9"/>
    </style:style>
    <style:style style:name="P56" style:family="paragraph" style:parent-style-name="Text_20_body">
      <style:text-properties officeooo:rsid="00529a22" officeooo:paragraph-rsid="00529a22"/>
    </style:style>
    <style:style style:name="P57" style:family="paragraph" style:parent-style-name="Text_20_body">
      <style:text-properties officeooo:rsid="0054989f" officeooo:paragraph-rsid="0054989f"/>
    </style:style>
    <style:style style:name="P58" style:family="paragraph" style:parent-style-name="Text_20_body">
      <style:text-properties officeooo:rsid="003d391f" officeooo:paragraph-rsid="003f40b4"/>
    </style:style>
    <style:style style:name="P59" style:family="paragraph" style:parent-style-name="Text_20_body">
      <style:text-properties officeooo:rsid="003f40b4" officeooo:paragraph-rsid="003f40b4"/>
    </style:style>
    <style:style style:name="P60" style:family="paragraph" style:parent-style-name="Text_20_body">
      <style:text-properties officeooo:rsid="003fe0d4" officeooo:paragraph-rsid="003fe0d4"/>
    </style:style>
    <style:style style:name="P61" style:family="paragraph" style:parent-style-name="Text_20_body">
      <style:text-properties officeooo:rsid="004226d8" officeooo:paragraph-rsid="004226d8"/>
    </style:style>
    <style:style style:name="P62" style:family="paragraph" style:parent-style-name="Text_20_body">
      <style:text-properties officeooo:rsid="0044ebbd" officeooo:paragraph-rsid="0044ebbd"/>
    </style:style>
    <style:style style:name="P63" style:family="paragraph" style:parent-style-name="Heading_20_1">
      <style:text-properties officeooo:rsid="001cb2b3" officeooo:paragraph-rsid="001cb2b3"/>
    </style:style>
    <style:style style:name="P64" style:family="paragraph" style:parent-style-name="Heading_20_1">
      <style:text-properties officeooo:rsid="003846aa" officeooo:paragraph-rsid="003846aa"/>
    </style:style>
    <style:style style:name="P65" style:family="paragraph" style:parent-style-name="Heading_20_1">
      <style:text-properties officeooo:paragraph-rsid="003f40b4"/>
    </style:style>
    <style:style style:name="P66" style:family="paragraph" style:parent-style-name="Heading_20_1">
      <style:text-properties officeooo:paragraph-rsid="002b2895"/>
    </style:style>
    <style:style style:name="P67" style:family="paragraph" style:parent-style-name="Heading_20_1">
      <style:text-properties officeooo:rsid="00308adf" officeooo:paragraph-rsid="00308adf"/>
    </style:style>
    <style:style style:name="P68" style:family="paragraph" style:parent-style-name="Heading_20_1">
      <style:paragraph-properties fo:break-before="page"/>
      <style:text-properties officeooo:rsid="0018a793" officeooo:paragraph-rsid="0018a793"/>
    </style:style>
    <style:style style:name="P69" style:family="paragraph" style:parent-style-name="Heading_20_1">
      <style:paragraph-properties fo:break-before="page"/>
      <style:text-properties officeooo:rsid="001c81f1" officeooo:paragraph-rsid="001c81f1"/>
    </style:style>
    <style:style style:name="P70" style:family="paragraph" style:parent-style-name="Heading_20_2">
      <style:text-properties officeooo:rsid="00226a4c" officeooo:paragraph-rsid="00226a4c"/>
    </style:style>
    <style:style style:name="P71" style:family="paragraph" style:parent-style-name="Heading_20_2">
      <style:text-properties officeooo:rsid="00265e6c" officeooo:paragraph-rsid="00265e6c"/>
    </style:style>
    <style:style style:name="P72" style:family="paragraph" style:parent-style-name="Heading_20_2">
      <style:text-properties officeooo:rsid="003846aa" officeooo:paragraph-rsid="003846aa"/>
    </style:style>
    <style:style style:name="P73" style:family="paragraph" style:parent-style-name="Heading_20_2">
      <style:text-properties officeooo:rsid="003bcb5d" officeooo:paragraph-rsid="003bcb5d"/>
    </style:style>
    <style:style style:name="P74" style:family="paragraph" style:parent-style-name="Heading_20_2">
      <style:text-properties officeooo:rsid="003c2f94" officeooo:paragraph-rsid="003c2f94"/>
    </style:style>
    <style:style style:name="P75" style:family="paragraph" style:parent-style-name="Heading_20_2">
      <style:text-properties officeooo:rsid="00304a4d" officeooo:paragraph-rsid="00304a4d"/>
    </style:style>
    <style:style style:name="P76" style:family="paragraph" style:parent-style-name="Heading_20_2">
      <style:text-properties officeooo:paragraph-rsid="00304a4d"/>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3c2f94"/>
    </style:style>
    <style:style style:name="T22" style:family="text">
      <style:text-properties officeooo:rsid="003f40b4"/>
    </style:style>
    <style:style style:name="T23" style:family="text">
      <style:text-properties officeooo:rsid="003fe0d4"/>
    </style:style>
    <style:style style:name="T24" style:family="text">
      <style:text-properties officeooo:rsid="00413821"/>
    </style:style>
    <style:style style:name="T25" style:family="text">
      <style:text-properties officeooo:rsid="0042f8e7"/>
    </style:style>
    <style:style style:name="T26" style:family="text">
      <style:text-properties officeooo:rsid="0046c3cc"/>
    </style:style>
    <style:style style:name="T27" style:family="text">
      <style:text-properties officeooo:rsid="00489bbd"/>
    </style:style>
    <style:style style:name="T28" style:family="text">
      <style:text-properties officeooo:rsid="0049d6cf"/>
    </style:style>
    <style:style style:name="T29" style:family="text">
      <style:text-properties officeooo:rsid="004b87a2"/>
    </style:style>
    <style:style style:name="T30" style:family="text">
      <style:text-properties officeooo:rsid="004d1c54"/>
    </style:style>
    <style:style style:name="T31" style:family="text">
      <style:text-properties officeooo:rsid="004f3b13"/>
    </style:style>
    <style:style style:name="T32" style:family="text">
      <style:text-properties officeooo:rsid="0050c80a"/>
    </style:style>
    <style:style style:name="T33" style:family="text">
      <style:text-properties officeooo:rsid="005498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49">RailControl</text:p>
      <text:p text:style-name="P50">Modellbahnsteuerung mit Automatikbetrieb</text:p>
      <text:p text:style-name="P1"/>
      <text:p text:style-name="P50">Masterthesis <text:span text:style-name="T3">2019</text:span></text:p>
      <text:p text:style-name="P2"/>
      <text:p text:style-name="P2">Studiengang:</text:p>
      <text:p text:style-name="P52">MAS Mikroelektronik</text:p>
      <text:p text:style-name="P51"/>
      <text:p text:style-name="P2">Eingereicht von:</text:p>
      <text:p text:style-name="Subtitle">Dominik Mahrer</text:p>
      <text:p text:style-name="P4"/>
      <text:p text:style-name="P3">Betreuender Dozent:</text:p>
      <text:p text:style-name="Subtitle">Michael Pichler, Studiengangleiter</text:p>
      <text:h text:style-name="P68"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69"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_Toc401_433743450" text:style-name="Index_20_Link" text:visited-style-name="Index_20_Link">Zusammenfassung<text:tab/>2</text:a></text:p>
          <text:p text:style-name="P53"><text:a xlink:type="simple" xlink:href="#__RefHeading___Toc403_433743450" text:style-name="Index_20_Link" text:visited-style-name="Index_20_Link">Inhaltsverzeichnis<text:tab/>3</text:a></text:p>
          <text:p text:style-name="P53"><text:a xlink:type="simple" xlink:href="#__RefHeading___Toc509_433743450" text:style-name="Index_20_Link" text:visited-style-name="Index_20_Link">Ausgangslage<text:tab/>4</text:a></text:p>
          <text:p text:style-name="P53"><text:a xlink:type="simple" xlink:href="#__RefHeading___Toc511_433743450" text:style-name="Index_20_Link" text:visited-style-name="Index_20_Link">Anforderungen<text:tab/>4</text:a></text:p>
          <text:p text:style-name="P54"><text:a xlink:type="simple" xlink:href="#__RefHeading___Toc514_433743450" text:style-name="Index_20_Link" text:visited-style-name="Index_20_Link">Posix/Linux<text:tab/>4</text:a></text:p>
          <text:p text:style-name="P54"><text:a xlink:type="simple" xlink:href="#__RefHeading___Toc516_433743450" text:style-name="Index_20_Link" text:visited-style-name="Index_20_Link">Kostengünstiger Einplatinencomputer<text:tab/>4</text:a></text:p>
          <text:p text:style-name="P54"><text:a xlink:type="simple" xlink:href="#__RefHeading___Toc518_433743450" text:style-name="Index_20_Link" text:visited-style-name="Index_20_Link">Webserver/Webbrowser<text:tab/>4</text:a></text:p>
          <text:p text:style-name="P54"><text:a xlink:type="simple" xlink:href="#__RefHeading___Toc526_433743450" text:style-name="Index_20_Link" text:visited-style-name="Index_20_Link">Digitalzentrale<text:tab/>4</text:a></text:p>
          <text:p text:style-name="P54"><text:a xlink:type="simple" xlink:href="#__RefHeading___Toc528_433743450" text:style-name="Index_20_Link" text:visited-style-name="Index_20_Link">Steuerung von Lokomotiven<text:tab/>5</text:a></text:p>
          <text:p text:style-name="P54"><text:a xlink:type="simple" xlink:href="#__RefHeading___Toc530_433743450" text:style-name="Index_20_Link" text:visited-style-name="Index_20_Link">Steuerung von Weichen und Signalen<text:tab/>5</text:a></text:p>
          <text:p text:style-name="P54"><text:a xlink:type="simple" xlink:href="#__RefHeading___Toc532_433743450" text:style-name="Index_20_Link" text:visited-style-name="Index_20_Link">Auswertung von Rückmeldern<text:tab/>5</text:a></text:p>
          <text:p text:style-name="P54"><text:a xlink:type="simple" xlink:href="#__RefHeading___Toc534_433743450" text:style-name="Index_20_Link" text:visited-style-name="Index_20_Link">Automatikbetrieb<text:tab/>5</text:a></text:p>
          <text:p text:style-name="P53"><text:a xlink:type="simple" xlink:href="#__RefHeading___Toc536_433743450" text:style-name="Index_20_Link" text:visited-style-name="Index_20_Link">RailControl<text:tab/>5</text:a></text:p>
          <text:p text:style-name="P53"><text:a xlink:type="simple" xlink:href="#__RefHeading___Toc538_433743450" text:style-name="Index_20_Link" text:visited-style-name="Index_20_Link">Fazit<text:tab/>5</text:a></text:p>
          <text:p text:style-name="P53"><text:a xlink:type="simple" xlink:href="#__RefHeading___Toc540_433743450" text:style-name="Index_20_Link" text:visited-style-name="Index_20_Link">Ausblick<text:tab/>5</text:a></text:p>
          <text:p text:style-name="P54"><text:a xlink:type="simple" xlink:href="#__RefHeading___Toc542_433743450" text:style-name="Index_20_Link" text:visited-style-name="Index_20_Link">Dreiwegweichen<text:tab/>5</text:a></text:p>
          <text:p text:style-name="P54"><text:a xlink:type="simple" xlink:href="#__RefHeading___Toc544_433743450" text:style-name="Index_20_Link" text:visited-style-name="Index_20_Link">Doppelkreuzungsweichen mit einem Antrieb<text:tab/>6</text:a></text:p>
          <text:p text:style-name="P54"><text:a xlink:type="simple" xlink:href="#__RefHeading___Toc546_433743450" text:style-name="Index_20_Link" text:visited-style-name="Index_20_Link">Mehrbegriffige Signale<text:tab/>6</text:a></text:p>
          <text:p text:style-name="P54"><text:a xlink:type="simple" xlink:href="#__RefHeading___Toc548_433743450" text:style-name="Index_20_Link" text:visited-style-name="Index_20_Link">Bahnübergänge<text:tab/>6</text:a></text:p>
          <text:p text:style-name="P54"><text:a xlink:type="simple" xlink:href="#__RefHeading___Toc550_433743450" text:style-name="Index_20_Link" text:visited-style-name="Index_20_Link">Automatisches Umfahren des Zuges<text:tab/>6</text:a></text:p>
          <text:p text:style-name="P54"><text:a xlink:type="simple" xlink:href="#__RefHeading___Toc552_433743450" text:style-name="Index_20_Link" text:visited-style-name="Index_20_Link">Lokfunktionen ausführen bei Fahrstrassen<text:tab/>6</text:a></text:p>
          <text:p text:style-name="P54"><text:a xlink:type="simple" xlink:href="#__RefHeading___Toc554_433743450" text:style-name="Index_20_Link" text:visited-style-name="Index_20_Link">Aktionen beim Freigeben von Fahrstrassen<text:tab/>6</text:a></text:p>
          <text:p text:style-name="P54"><text:a xlink:type="simple" xlink:href="#__RefHeading___Toc556_433743450" text:style-name="Index_20_Link" text:visited-style-name="Index_20_Link">Automatisches Rückstellen von Schutzweichen<text:tab/>7</text:a></text:p>
          <text:p text:style-name="P54"><text:a xlink:type="simple" xlink:href="#__RefHeading___Toc558_433743450" text:style-name="Index_20_Link" text:visited-style-name="Index_20_Link">Geschwindigkeit angepasst an Weichenstellung<text:tab/>7</text:a></text:p>
          <text:p text:style-name="P53"><text:a xlink:type="simple" xlink:href="#__RefHeading___Toc560_433743450" text:style-name="Index_20_Link" text:visited-style-name="Index_20_Link">Literaturverzeichnis<text:tab/>7</text:a></text:p>
          <text:p text:style-name="P53"><text:a xlink:type="simple" xlink:href="#__RefHeading___Toc562_433743450" text:style-name="Index_20_Link" text:visited-style-name="Index_20_Link">Ehrlichkeitserklärung<text:tab/>7</text:a></text:p>
        </text:index-body>
      </text:table-of-content>
      <text:h text:style-name="P63"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70"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71"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64" text:outline-level="1">Digitalzentralen</text:h>
      <text:h text:style-name="P72" text:outline-level="2">Funktionsweise ohne Digitalzentrale</text:h>
      <text:p text:style-name="P33">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3">Auch Weichen und Signale <text:span text:style-name="T18">werden</text:span> mit Schaltern oder Tastern auf dem Steuerpult direkt verkabelt. Viele lange Kabel <text:span text:style-name="T18">sind</text:span> die Folge.</text:p>
      <text:p text:style-name="P34">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72" text:outline-level="2">Funktionsweise der Digitalzentralen</text:h>
      <text:p text:style-name="P34">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5">D<text:span text:style-name="T18">amit können </text:span>Lokomotiven unabhängig von ihrem Standort auf der Anlage und unabhängig von den anderen Lokomotiven angesteuert werden.</text:p>
      <text:p text:style-name="P38">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7">Je nach Bauweise kommen Weichen und Signale ohne oder nur mit kurzen Kabeln bis zu den Decodern aus. Weichen, Signale und weitere zu steuernde Objekte werden als Zubehörartikel bezeichnet.</text:p>
      <text:p text:style-name="P36">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40">Eine Zugsicherung, also eine Verhinderung einer Zugskollision, bietet lediglich eine einzige Zentrale von Haus aus an. Diese Funktion wird bewusst der Computersteuerung überlassen.</text:p>
      <text:h text:style-name="Heading_20_2" text:outline-level="2"><text:soft-page-break/>Anbindung an Computer</text:h>
      <text:p text:style-name="P33">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span text:style-name="T27">Von RailControl u</text:span>nterstützte Digitalzentralen</text:h>
      <text:p text:style-name="P38">In dieser Arbeit werden insgesamt drei Zentralen unterstützt:</text:p>
      <text:list xml:id="list8396465584816698257" text:style-name="L1">
        <text:list-item>
          <text:p text:style-name="P55">Märklin Central Station</text:p>
        </text:list-item>
        <text:list-item>
          <text:p text:style-name="P55">Märklin Interface 6050/6051</text:p>
        </text:list-item>
        <text:list-item>
          <text:p text:style-name="P55">RS485 Rückmeldemodule aus der Semesterarbeit des CAS</text:p>
        </text:list-item>
      </text:list>
      <text:p text:style-name="P41">Des weiteren ist eine Virtuelle Zentrale implementiert. Diese ist vor allem für Testzwecke implementiert.</text:p>
      <text:p text:style-name="P41">Die Anbindung von weiteren Zentralen ist geplant.</text:p>
      <text:h text:style-name="Heading_20_1" text:outline-level="1"><text:bookmark-start text:name="__RefHeading___Toc536_433743450"/>RailControl<text:bookmark-end text:name="__RefHeading___Toc536_433743450"/></text:h>
      <text:p text:style-name="P41">RailControl hat zum Ziel, <text:span text:style-name="T28">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P73" text:outline-level="2">Standardfunktionen</text:h>
      <text:p text:style-name="P39">Lokomotiven können einzeln mit Fahrtrichtung und Geschwindigkeit <text:span text:style-name="T21">an</text:span>gesteuert werden. Auch die Zusatzfunktionen der Lokomotiven können <text:span text:style-name="T21">bedient</text:span> werden.</text:p>
      <text:p text:style-name="P40">Weichen und Signale als konkrete Objekte implementiert. Weitere Objekte sind als allgemeiner Zubehörartikel schaltbar.</text:p>
      <text:p text:style-name="P40">Rückmelder können ausgewertet und weiterverarbeitet werden.</text:p>
      <text:h text:style-name="P74" text:outline-level="2">Zugsicherung</text:h>
      <text:h text:style-name="Heading_20_3" text:outline-level="3">Fahren auf Sicht</text:h>
      <text:p text:style-name="P42">Die ersten Eisenbahnen wurden auf Sicht gefahren. Insbesondere, wenn auf einer Eisenbahnstrecke nur eine einzige Lokomotive verfügbar ist, ist dies eine valable Option. Auch heute noch fahren einige Eisenbahnen, insbesondere Strassenbahnen, auf Sicht. <text:span text:style-name="T29">Aufgrund des langen Anhalteweges ist die Geschwindigkeit dabei auf 40km/h begrenzt.</text:span></text:p>
      <text:p text:style-name="P42">Da auf der Modelleisenbahn kein dezidierter Lokführer einen Zug steuert <text:span text:style-name="T29">und dabei die Strecke im Blick hat </text:span>fällt diese Variante für RailControl weg.</text:p>
      <text:h text:style-name="Heading_20_3" text:outline-level="3">Fahren im Zeitabstand</text:h>
      <text:p text:style-name="P43">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3">Weder beim Vorbild noch bei der Modelleisenbahn ist dies eine praktikable Option.</text:p>
      <text:h text:style-name="Heading_20_3" text:outline-level="3">Fahren nach Fahrplan</text:h>
      <text:p text:style-name="P43">Dabei ist vorgegeben, wann welcher Zug die Strecke befahren darf. Andere Züge sind auf der Strecke dann verboten. Das Prinzip funktioniert und wird auch heute noch angewendet. Wenn auch nur auf sehr <text:span text:style-name="T30">wenig befahrenen Linien.</text:span></text:p>
      <text:p text:style-name="P44">Für RailControl ist das nicht praktikabel, die Gefahr von liegen gebliebenen Zügen oder abgehängten Wagen ist zu gross.</text:p>
      <text:h text:style-name="Heading_20_3" text:outline-level="3"><text:soft-page-break/>Fahren mit Token</text:h>
      <text:p text:style-name="P45">Ein Lokführer darf eine Strecke nur befahren, wenn er das nur ein Mal vorhandene Streckentoken bei sich im Fahrzeug mit dabei hat.</text:p>
      <text:p text:style-name="P45">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7">Da im Modell keine Lokführer ein Token übernehmen können, fällt diese Zugsicherung im Modell weg.</text:p>
      <text:h text:style-name="Heading_20_3" text:outline-level="3">Fahren <text:span text:style-name="T31">im</text:span> feste<text:span text:style-name="T31">n</text:span> Raumabstand</text:h>
      <text:p text:style-name="P46">Eine Strecke wird dabei in mehrere Blöcke unterteilt. Die Einfahrt aus einem Block wird dabei von einem Signal gesichert. <text:span text:style-name="T32">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so gesichert.</text:span></text:p>
      <text:p text:style-name="P47">Diese Variante wird auch in RailControl verwendet.</text:p>
      <text:h text:style-name="Heading_20_3" text:outline-level="3">Fahren <text:span text:style-name="T31">im</text:span> <text:span text:style-name="T31">wandernden Raumabstand</text:span></text:h>
      <text:p text:style-name="P56">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57">Dies wird auch bezeichnet als Fahren auf elektronische Sicht.</text:p>
      <text:h text:style-name="Heading_20_2" text:outline-level="2">Bei RailControl umgesetzte Zugsicherung</text:h>
      <text:p text:style-name="P57">RailControl implementiert das Fahren im festen Raumabstand.</text:p>
      <text:h text:style-name="P65" text:outline-level="1"><text:bookmark-start text:name="__RefHeading___Toc538_433743450"/>Fazit<text:bookmark-end text:name="__RefHeading___Toc538_433743450"/></text:h>
      <text:p text:style-name="P18">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h text:style-name="P66" text:outline-level="1"><text:bookmark-start text:name="__RefHeading___Toc540_433743450"/>Ausblick<text:bookmark-end text:name="__RefHeading___Toc540_433743450"/></text:h>
      <text:p text:style-name="P32">Die Software ist bei mir im produktiven Einsatz und wird das auch bleiben.</text:p>
      <text:p text:style-name="P19">Bei Software ist es wie am Tisch: Der Appetit kommt mit dem Essen. So schweben auch schon neue Ideen im Raum, welche umgesetzt werden wollen:</text:p>
      <text:h text:style-name="Heading_20_2" text:outline-level="2"><text:bookmark-start text:name="__RefHeading___Toc542_433743450"/>Dreiwegweichen<text:bookmark-end text:name="__RefHeading___Toc542_433743450"/></text:h>
      <text:p text:style-name="P20">Dreiwegweichen sind zwei normale Weichen, welche <text:span text:style-name="T11">sy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1">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1">Einfache Signale kennen nur die Begriffe Halt und Fahrt. Bei der Bahn sind jedoch oft mehrbegriffige Signale im Einsatz, welche zusätzlich auch noch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1">Bahnübergänge sind im Moment nicht als separates Objekt implementiert. Ein Bahnübergang für eine eingleisige Strecke <text:span text:style-name="T12">ist einfach zu implementieren. Hingegen sind Bahnübergänge, welche über 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2">Insbesondere auf Modellbahnanlagen welche eine schon länger vergangene Zeit darstellt, ist es nötig, dass eine Lokomotive am Endbahnhof auf die andere Seite des Zuges gebracht wird um diesen wieder zum Ausgangspunkt zu ziehen. Dieses Umfahren des Zuges kann im Moment noch nicht konfiguriert werden.</text:p>
      <text:h text:style-name="P75" text:outline-level="2"><text:bookmark-start text:name="__RefHeading___Toc552_433743450"/><text:soft-page-break/>Lokfunktionen ausführen bei Fahrstrassen<text:bookmark-end text:name="__RefHeading___Toc552_433743450"/></text:h>
      <text:p text:style-name="P23">Wird eine Fahrstrasse gestellt könnte eine Lokfunktion ausgelöst werden. Z.B. könnte die Lok vor dem Losfahren pfeiffen. Oder sie könnte das Licht einschalten, bevor sie aus dem Depot fährt.</text:p>
      <text:h text:style-name="P76" text:outline-level="2"><text:bookmark-start text:name="__RefHeading___Toc554_433743450"/>Aktionen beim Freigeben von Fahrstrassen<text:bookmark-end text:name="__RefHeading___Toc554_433743450"/></text:h>
      <text:p text:style-name="P23">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4">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5">Ist eine Weiche geradeaus gestellt, so kann ein Zug schnell darüber fahren. Ist sie jedoch abzweigen<text:span text:style-name="T16">d</text:span> gestellt, so sollte die Geschwindigkeit reduziert werden.</text:p>
      <text:h text:style-name="P67" text:outline-level="1"><text:bookmark-start text:name="__RefHeading___Toc560_433743450"/>Literaturverzeichnis<text:bookmark-end text:name="__RefHeading___Toc560_433743450"/></text:h>
      <text:p text:style-name="P26"><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7">SQLite Consortium: SQLite, <text:a xlink:type="simple" xlink:href="https://www.sqlite.org/" text:style-name="Internet_20_link" text:visited-style-name="Visited_20_Internet_20_Link">https://www.sqlite.org/</text:a> (abgerufen am 26. April 2019)</text:p>
      <text:p text:style-name="P28">StackOverflow, <text:a xlink:type="simple" xlink:href="https://stackoverflow.com/" text:style-name="Internet_20_link" text:visited-style-name="Visited_20_Internet_20_Link">https://stackoverflow.com/</text:a><text:span text:style-name="T15"> (abgerufen am 26. April 2019)</text:span></text:p>
      <text:p text:style-name="P29">Wikipedia: POSIX, <text:a xlink:type="simple" xlink:href="https://en.wikipedia.org/wiki/POSIX" text:style-name="Internet_20_link" text:visited-style-name="Visited_20_Internet_20_Link">https://en.wikipedia.org/wiki/POSIX</text:a> (abgerufen am 26. April 2019)</text:p>
      <text:p text:style-name="P30">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1">Wikipedia: Gleisfreimeldeanlage, <text:a xlink:type="simple" xlink:href="https://de.wikipedia.org/wiki/Gleisfreimeldeanlage" text:style-name="Internet_20_link" text:visited-style-name="Visited_20_Internet_20_Link">https://de.wikipedia.org/wiki/Gleisfreimeldeanlage</text:a> (abgerufen am 7. Ma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14"><draw:image xlink:href="Pictures/10000000000009EF0000018A5D3C9FDB6DE6EF30.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5-13T21:29:51.211471670</dc:date>
    <dc:creator>Teddy </dc:creator>
    <meta:editing-duration>P6DT9H24M35S</meta:editing-duration>
    <meta:editing-cycles>17</meta:editing-cycles>
    <meta:generator>LibreOffice/5.1.6.2$Linux_X86_64 LibreOffice_project/10m0$Build-2</meta:generator>
    <meta:document-statistic meta:table-count="0" meta:image-count="1" meta:object-count="0" meta:page-count="15" meta:paragraph-count="148" meta:word-count="2101" meta:character-count="15741" meta:non-whitespace-character-count="13790"/>
  </office:meta>
</office:document-meta>
</file>